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ocation">
            <text:p>Location</text:p>
          </table:table-cell>
          <table:table-cell table:style-name="pd1" office:value-type="string" office:value="Priority">
            <text:p>Priority</text:p>
          </table:table-cell>
          <table:table-cell table:style-name="pd1" office:value-type="string" office:value="Open Date">
            <text:p>Open Date</text:p>
          </table:table-cell>
          <table:table-cell table:style-name="pd1" office:value-type="string" office:value="Issue">
            <text:p>Issue</text:p>
          </table:table-cell>
          <table:table-cell table:style-name="pd1" office:value-type="string" office:value="Tech">
            <text:p>Tech</text:p>
          </table:table-cell>
          <table:table-cell table:style-name="pd1" office:value-type="string" office:value="Fix">
            <text:p>Fix</text:p>
          </table:table-cell>
          <table:table-cell table:style-name="pd1" office:value-type="string" office:value="Fix Date">
            <text:p>Fix Date</text:p>
          </table:table-cell>
          <table:table-cell table:style-name="pd1" office:value-type="string" office:value="Closed">
            <text:p>Closed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Test">
            <text:p>Test</text:p>
          </table:table-cell>
          <table:table-cell office:value-type="string" office:value="X">
            <text:p>X</text:p>
          </table:table-cell>
        </table:table-row>
        <table:table-row>
          <table:table-cell office:value-type="string" office:value="Test2">
            <text:p>Test2</text:p>
          </table:table-cell>
          <table:table-cell office:value-type="string" office:value="Test2">
            <text:p>Test2</text:p>
          </table:table-cell>
          <table:table-cell office:value-type="string" office:value="Test2">
            <text:p>Test2</text:p>
          </table:table-cell>
          <table:table-cell office:value-type="string" office:value="Test2">
            <text:p>Test2</text:p>
          </table:table-cell>
          <table:table-cell office:value-type="string" office:value="Test2">
            <text:p>Test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